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Times" svg:font-family="Time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632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1.543cm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bold" style:font-size-asian="12pt" style:font-style-asian="italic" style:font-weight-asian="bold" style:font-name-complex="Times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5" style:family="table-cell" style:parent-style-name="Default">
      <style:table-cell-properties fo:border="0.035cm solid #000000"/>
    </style:style>
    <style:style style:name="ce6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35cm solid #000000"/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row table:style-name="ro3">
          <table:table-cell table:style-name="ce1" office:value-type="string">
            <text:p>Any acadèmic 2011-12</text:p>
          </table:table-cell>
          <table:table-cell table:style-name="Default" table:number-columns-repeated="3"/>
        </table:table-row>
        <table:table-row table:style-name="ro3">
          <table:table-cell table:style-name="ce1" office:value-type="string">
            <text:p>Assignatura 22352 - Càlcul II</text:p>
          </table:table-cell>
          <table:table-cell table:style-name="Default" table:number-columns-repeated="3"/>
        </table:table-row>
        <table:table-row table:style-name="ro3">
          <table:table-cell table:style-name="ce1"/>
          <table:table-cell table:style-name="Default" table:number-columns-repeated="3"/>
        </table:table-row>
        <table:table-row table:style-name="ro3">
          <table:table-cell table:style-name="ce2" office:value-type="string">
            <text:p>NOTES CONTROL 2</text:p>
          </table:table-cell>
          <table:table-cell table:style-name="Default" table:number-columns-repeated="3"/>
        </table:table-row>
        <table:table-row table:style-name="ro3">
          <table:table-cell table:style-name="ce3"/>
          <table:table-cell table:style-name="Default" table:number-columns-repeated="3"/>
        </table:table-row>
        <table:table-row table:style-name="ro3">
          <table:table-cell table:style-name="ce4" office:value-type="string">
            <text:p>Nom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6" office:value-type="string">
            <text:p>Nota</text:p>
          </table:table-cell>
        </table:table-row>
        <table:table-row table:style-name="ro2">
          <table:table-cell office:value-type="string">
            <text:p>Alarcón Villalobos, Ricardo</text:p>
          </table:table-cell>
          <table:table-cell table:number-columns-repeated="2"/>
          <table:table-cell table:formula="of:=IF(OR([.B7]&lt;&gt;&quot;&quot;;[.C7]&lt;&gt;&quot;&quot;);[.B7]+[.C7];&quot;&quot;)">
            <text:p/>
          </table:table-cell>
        </table:table-row>
        <table:table-row table:style-name="ro2">
          <table:table-cell office:value-type="string">
            <text:p>Albaladejo Cooper, Benjamin</text:p>
          </table:table-cell>
          <table:table-cell table:number-columns-repeated="2"/>
          <table:table-cell table:formula="of:=IF(OR([.B8]&lt;&gt;&quot;&quot;;[.C8]&lt;&gt;&quot;&quot;);[.B8]+[.C8];&quot;&quot;)">
            <text:p/>
          </table:table-cell>
        </table:table-row>
        <table:table-row table:style-name="ro2">
          <table:table-cell office:value-type="string">
            <text:p>Arquero Ferrà, Felipe</text:p>
          </table:table-cell>
          <table:table-cell table:number-columns-repeated="2"/>
          <table:table-cell table:formula="of:=IF(OR([.B9]&lt;&gt;&quot;&quot;;[.C9]&lt;&gt;&quot;&quot;);[.B9]+[.C9];&quot;&quot;)">
            <text:p/>
          </table:table-cell>
        </table:table-row>
        <table:table-row table:style-name="ro2">
          <table:table-cell office:value-type="string">
            <text:p>Arrebola Lopez, Carlos</text:p>
          </table:table-cell>
          <table:table-cell table:number-columns-repeated="2"/>
          <table:table-cell table:formula="of:=IF(OR([.B10]&lt;&gt;&quot;&quot;;[.C10]&lt;&gt;&quot;&quot;);[.B10]+[.C10];&quot;&quot;)">
            <text:p/>
          </table:table-cell>
        </table:table-row>
        <table:table-row table:style-name="ro2">
          <table:table-cell office:value-type="string">
            <text:p>Baldasquín Poveda, Jesús</text:p>
          </table:table-cell>
          <table:table-cell office:value-type="float" office:value="4">
            <text:p>4</text:p>
          </table:table-cell>
          <table:table-cell/>
          <table:table-cell table:formula="of:=IF(OR([.B11]&lt;&gt;&quot;&quot;;[.C11]&lt;&gt;&quot;&quot;);[.B11]+[.C11];&quot;&quot;)" office:value-type="float" office:value="4">
            <text:p>4</text:p>
          </table:table-cell>
        </table:table-row>
        <table:table-row table:style-name="ro2">
          <table:table-cell office:value-type="string">
            <text:p>Barragán Montero, Ignacio</text:p>
          </table:table-cell>
          <table:table-cell office:value-type="float" office:value="0">
            <text:p>0</text:p>
          </table:table-cell>
          <table:table-cell/>
          <table:table-cell table:formula="of:=IF(OR([.B12]&lt;&gt;&quot;&quot;;[.C12]&lt;&gt;&quot;&quot;);[.B12]+[.C12];&quot;&quot;)" office:value-type="float" office:value="0">
            <text:p>0</text:p>
          </table:table-cell>
        </table:table-row>
        <table:table-row table:style-name="ro2">
          <table:table-cell office:value-type="string">
            <text:p>Bonet Linares, Lorenzo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IF(OR([.B13]&lt;&gt;&quot;&quot;;[.C13]&lt;&gt;&quot;&quot;);[.B13]+[.C13];&quot;&quot;)" office:value-type="float" office:value="9">
            <text:p>9</text:p>
          </table:table-cell>
        </table:table-row>
        <table:table-row table:style-name="ro2">
          <table:table-cell office:value-type="string">
            <text:p>Caimari Gomila, Antonio Javier</text:p>
          </table:table-cell>
          <table:table-cell table:number-columns-repeated="2"/>
          <table:table-cell table:formula="of:=IF(OR([.B14]&lt;&gt;&quot;&quot;;[.C14]&lt;&gt;&quot;&quot;);[.B14]+[.C14];&quot;&quot;)">
            <text:p/>
          </table:table-cell>
        </table:table-row>
        <table:table-row table:style-name="ro2">
          <table:table-cell office:value-type="string">
            <text:p>Camps Serra, Francisca</text:p>
          </table:table-cell>
          <table:table-cell office:value-type="float" office:value="0">
            <text:p>0</text:p>
          </table:table-cell>
          <table:table-cell/>
          <table:table-cell table:formula="of:=IF(OR([.B15]&lt;&gt;&quot;&quot;;[.C15]&lt;&gt;&quot;&quot;);[.B15]+[.C15];&quot;&quot;)" office:value-type="float" office:value="0">
            <text:p>0</text:p>
          </table:table-cell>
        </table:table-row>
        <table:table-row table:style-name="ro2">
          <table:table-cell office:value-type="string">
            <text:p>Comas López, Antonio</text:p>
          </table:table-cell>
          <table:table-cell table:style-name="ce7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IF(OR([.B16]&lt;&gt;&quot;&quot;;[.C16]&lt;&gt;&quot;&quot;);[.B16]+[.C16];&quot;&quot;)" office:value-type="float" office:value="6">
            <text:p>6</text:p>
          </table:table-cell>
        </table:table-row>
        <table:table-row table:style-name="ro2">
          <table:table-cell office:value-type="string">
            <text:p>Domínguez , Billy Jay 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OR([.B17]&lt;&gt;&quot;&quot;;[.C17]&lt;&gt;&quot;&quot;);[.B17]+[.C17];&quot;&quot;)" office:value-type="float" office:value="3">
            <text:p>3</text:p>
          </table:table-cell>
        </table:table-row>
        <table:table-row table:style-name="ro2">
          <table:table-cell office:value-type="string">
            <text:p>Enguita Ferrer, Alberto</text:p>
          </table:table-cell>
          <table:table-cell table:number-columns-repeated="2"/>
          <table:table-cell table:formula="of:=IF(OR([.B18]&lt;&gt;&quot;&quot;;[.C18]&lt;&gt;&quot;&quot;);[.B18]+[.C18];&quot;&quot;)">
            <text:p/>
          </table:table-cell>
        </table:table-row>
        <table:table-row table:style-name="ro2">
          <table:table-cell office:value-type="string">
            <text:p>Gamisans Floro, Sergio</text:p>
          </table:table-cell>
          <table:table-cell table:number-columns-repeated="2" office:value-type="float" office:value="0">
            <text:p>0</text:p>
          </table:table-cell>
          <table:table-cell table:formula="of:=IF(OR([.B19]&lt;&gt;&quot;&quot;;[.C19]&lt;&gt;&quot;&quot;);[.B19]+[.C19];&quot;&quot;)" office:value-type="float" office:value="0">
            <text:p>0</text:p>
          </table:table-cell>
        </table:table-row>
        <table:table-row table:style-name="ro2">
          <table:table-cell office:value-type="string">
            <text:p>García Cabezuelo, Antonio</text:p>
          </table:table-cell>
          <table:table-cell table:number-columns-repeated="2"/>
          <table:table-cell table:formula="of:=IF(OR([.B20]&lt;&gt;&quot;&quot;;[.C20]&lt;&gt;&quot;&quot;);[.B20]+[.C20];&quot;&quot;)">
            <text:p/>
          </table:table-cell>
        </table:table-row>
        <table:table-row table:style-name="ro2">
          <table:table-cell office:value-type="string">
            <text:p>Garrido Mas, Pedro</text:p>
          </table:table-cell>
          <table:table-cell table:number-columns-repeated="2"/>
          <table:table-cell table:formula="of:=IF(OR([.B21]&lt;&gt;&quot;&quot;;[.C21]&lt;&gt;&quot;&quot;);[.B21]+[.C21];&quot;&quot;)">
            <text:p/>
          </table:table-cell>
        </table:table-row>
        <table:table-row table:style-name="ro2">
          <table:table-cell office:value-type="string">
            <text:p>Huacon Salazar, Edwin Lenin</text:p>
          </table:table-cell>
          <table:table-cell table:number-columns-repeated="2"/>
          <table:table-cell table:formula="of:=IF(OR([.B22]&lt;&gt;&quot;&quot;;[.C22]&lt;&gt;&quot;&quot;);[.B22]+[.C22];&quot;&quot;)">
            <text:p/>
          </table:table-cell>
        </table:table-row>
        <table:table-row table:style-name="ro2">
          <table:table-cell office:value-type="string">
            <text:p>Martorell Mir, Antoni</text:p>
          </table:table-cell>
          <table:table-cell table:number-columns-repeated="2"/>
          <table:table-cell table:formula="of:=IF(OR([.B23]&lt;&gt;&quot;&quot;;[.C23]&lt;&gt;&quot;&quot;);[.B23]+[.C23];&quot;&quot;)">
            <text:p/>
          </table:table-cell>
        </table:table-row>
        <table:table-row table:style-name="ro2">
          <table:table-cell office:value-type="string">
            <text:p>Mas Mena, José Carlos</text:p>
          </table:table-cell>
          <table:table-cell table:number-columns-repeated="2"/>
          <table:table-cell table:formula="of:=IF(OR([.B24]&lt;&gt;&quot;&quot;;[.C24]&lt;&gt;&quot;&quot;);[.B24]+[.C24];&quot;&quot;)">
            <text:p/>
          </table:table-cell>
        </table:table-row>
        <table:table-row table:style-name="ro2">
          <table:table-cell office:value-type="string">
            <text:p>Montes Sabariego, Luis Carlos</text:p>
          </table:table-cell>
          <table:table-cell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table:formula="of:=IF(OR([.B25]&lt;&gt;&quot;&quot;;[.C25]&lt;&gt;&quot;&quot;);[.B25]+[.C25];&quot;&quot;)" office:value-type="float" office:value="9">
            <text:p>9</text:p>
          </table:table-cell>
        </table:table-row>
        <table:table-row table:style-name="ro2">
          <table:table-cell office:value-type="string">
            <text:p>Nieto Torrero, Guillermo</text:p>
          </table:table-cell>
          <table:table-cell table:number-columns-repeated="2"/>
          <table:table-cell table:formula="of:=IF(OR([.B26]&lt;&gt;&quot;&quot;;[.C26]&lt;&gt;&quot;&quot;);[.B26]+[.C26];&quot;&quot;)">
            <text:p/>
          </table:table-cell>
        </table:table-row>
        <table:table-row table:style-name="ro2">
          <table:table-cell office:value-type="string">
            <text:p>Panicherska , Penka Penchev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OR([.B27]&lt;&gt;&quot;&quot;;[.C27]&lt;&gt;&quot;&quot;);[.B27]+[.C27];&quot;&quot;)" office:value-type="float" office:value="2">
            <text:p>2</text:p>
          </table:table-cell>
        </table:table-row>
        <table:table-row table:style-name="ro2">
          <table:table-cell office:value-type="string">
            <text:p>Piñar Cáceres, Victori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OR([.B28]&lt;&gt;&quot;&quot;;[.C28]&lt;&gt;&quot;&quot;);[.B28]+[.C28];&quot;&quot;)" office:value-type="float" office:value="3">
            <text:p>3</text:p>
          </table:table-cell>
        </table:table-row>
        <table:table-row table:style-name="ro2">
          <table:table-cell office:value-type="string">
            <text:p>Pons Mayol, Martin</text:p>
          </table:table-cell>
          <table:table-cell office:value-type="float" office:value="5">
            <text:p>5</text:p>
          </table:table-cell>
          <table:table-cell/>
          <table:table-cell table:formula="of:=IF(OR([.B29]&lt;&gt;&quot;&quot;;[.C29]&lt;&gt;&quot;&quot;);[.B29]+[.C29];&quot;&quot;)" office:value-type="float" office:value="5">
            <text:p>5</text:p>
          </table:table-cell>
        </table:table-row>
        <table:table-row table:style-name="ro2">
          <table:table-cell office:value-type="string">
            <text:p>Riera Fluxa, Joan Tomas</text:p>
          </table:table-cell>
          <table:table-cell table:number-columns-repeated="2"/>
          <table:table-cell table:formula="of:=IF(OR([.B30]&lt;&gt;&quot;&quot;;[.C30]&lt;&gt;&quot;&quot;);[.B30]+[.C30];&quot;&quot;)">
            <text:p/>
          </table:table-cell>
        </table:table-row>
        <table:table-row table:style-name="ro2">
          <table:table-cell office:value-type="string">
            <text:p>Ripoll Expósito, Bernardo</text:p>
          </table:table-cell>
          <table:table-cell table:number-columns-repeated="2" office:value-type="float" office:value="3">
            <text:p>3</text:p>
          </table:table-cell>
          <table:table-cell table:formula="of:=IF(OR([.B31]&lt;&gt;&quot;&quot;;[.C31]&lt;&gt;&quot;&quot;);[.B31]+[.C31];&quot;&quot;)" office:value-type="float" office:value="6">
            <text:p>6</text:p>
          </table:table-cell>
        </table:table-row>
        <table:table-row table:style-name="ro2">
          <table:table-cell office:value-type="string">
            <text:p>Rodríguez Pizá, Sergio</text:p>
          </table:table-cell>
          <table:table-cell office:value-type="float" office:value="0">
            <text:p>0</text:p>
          </table:table-cell>
          <table:table-cell/>
          <table:table-cell table:formula="of:=IF(OR([.B32]&lt;&gt;&quot;&quot;;[.C32]&lt;&gt;&quot;&quot;);[.B32]+[.C32];&quot;&quot;)" office:value-type="float" office:value="0">
            <text:p>0</text:p>
          </table:table-cell>
        </table:table-row>
        <table:table-row table:style-name="ro2">
          <table:table-cell office:value-type="string">
            <text:p>Sánchez Sampol, Josep Carles</text:p>
          </table:table-cell>
          <table:table-cell table:number-columns-repeated="2" office:value-type="float" office:value="0">
            <text:p>0</text:p>
          </table:table-cell>
          <table:table-cell table:formula="of:=IF(OR([.B33]&lt;&gt;&quot;&quot;;[.C33]&lt;&gt;&quot;&quot;);[.B33]+[.C33];&quot;&quot;)" office:value-type="float" office:value="0">
            <text:p>0</text:p>
          </table:table-cell>
        </table:table-row>
        <table:table-row table:style-name="ro2">
          <table:table-cell office:value-type="string">
            <text:p>Senén Aroca, Miguel Ángel</text:p>
          </table:table-cell>
          <table:table-cell table:number-columns-repeated="2"/>
          <table:table-cell table:formula="of:=IF(OR([.B34]&lt;&gt;&quot;&quot;;[.C34]&lt;&gt;&quot;&quot;);[.B34]+[.C34];&quot;&quot;)">
            <text:p/>
          </table:table-cell>
        </table:table-row>
        <table:table-row table:style-name="ro2">
          <table:table-cell office:value-type="string">
            <text:p>Terrasa Balaguer, Montserrat</text:p>
          </table:table-cell>
          <table:table-cell table:number-columns-repeated="2" office:value-type="float" office:value="0">
            <text:p>0</text:p>
          </table:table-cell>
          <table:table-cell table:formula="of:=IF(OR([.B35]&lt;&gt;&quot;&quot;;[.C35]&lt;&gt;&quot;&quot;);[.B35]+[.C35];&quot;&quot;)" office:value-type="float" office:value="0">
            <text:p>0</text:p>
          </table:table-cell>
        </table:table-row>
        <table:table-row table:style-name="ro2">
          <table:table-cell office:value-type="string">
            <text:p>Torondel Estrems, In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IF(OR([.B36]&lt;&gt;&quot;&quot;;[.C36]&lt;&gt;&quot;&quot;);[.B36]+[.C36];&quot;&quot;)" office:value-type="float" office:value="5">
            <text:p>5</text:p>
          </table:table-cell>
        </table:table-row>
        <table:table-row table:style-name="ro2">
          <table:table-cell office:value-type="string">
            <text:p>Tugores Palou, Matías</text:p>
          </table:table-cell>
          <table:table-cell table:number-columns-repeated="2"/>
          <table:table-cell table:formula="of:=IF(OR([.B37]&lt;&gt;&quot;&quot;;[.C37]&lt;&gt;&quot;&quot;);[.B37]+[.C37];&quot;&quot;)">
            <text:p/>
          </table:table-cell>
        </table:table-row>
        <table:table-row table:style-name="ro2">
          <table:table-cell office:value-type="string">
            <text:p>Vera Bautista, Rodrigo Alan</text:p>
          </table:table-cell>
          <table:table-cell table:number-columns-repeated="2" office:value-type="float" office:value="0">
            <text:p>0</text:p>
          </table:table-cell>
          <table:table-cell table:formula="of:=IF(OR([.B38]&lt;&gt;&quot;&quot;;[.C38]&lt;&gt;&quot;&quot;);[.B38]+[.C38];&quot;&quot;)" office:value-type="float" office:value="0">
            <text:p>0</text:p>
          </table:table-cell>
        </table:table-row>
        <table:table-row table:style-name="ro2">
          <table:table-cell office:value-type="string">
            <text:p>Vidal Prohens, Joan Sebastià</text:p>
          </table:table-cell>
          <table:table-cell table:number-columns-repeated="2"/>
          <table:table-cell table:formula="of:=IF(OR([.B39]&lt;&gt;&quot;&quot;;[.C39]&lt;&gt;&quot;&quot;);[.B39]+[.C39];&quot;&quot;)">
            <text:p/>
          </table:table-cell>
        </table:table-row>
        <table:table-row table:style-name="ro2">
          <table:table-cell office:value-type="string">
            <text:p>Vives González, Luis Migu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IF(OR([.B40]&lt;&gt;&quot;&quot;;[.C40]&lt;&gt;&quot;&quot;);[.B40]+[.C40];&quot;&quot;)"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" svg:font-family="Time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>
      <style:table-cell-properties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91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1/06/2012</text:date>, <text:time>11:2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umnes_20_de_20_classe" style:display-name="PageStyle_Alumnes de classe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9M38S</meta:editing-duration>
    <meta:editing-cycles>14</meta:editing-cycles>
    <meta:generator>OpenOffice.org/3.3$Unix OpenOffice.org_project/330m20$Build-9567</meta:generator>
    <dc:date>2012-06-01T11:20:31</dc:date>
    <dc:creator>José Luis Lisani</dc:creator>
    <meta:document-statistic meta:table-count="3" meta:cell-count="143" meta:object-count="0"/>
    <meta:user-defined meta:name="Info 1"/>
    <meta:user-defined meta:name="Info 2"/>
    <meta:user-defined meta:name="Info 3"/>
    <meta:user-defined meta:name="Info 4"/>
  </office:meta>
</office:document-meta>
</file>